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>
        <style:tab-stops/>
      </style:paragraph-properties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Century Gothic"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/>
      </style:paragraph-properties>
      <style:text-properties style:font-name="Century Gothic" fo:font-size="12pt" style:font-size-asian="12pt" style:font-size-complex="12pt"/>
    </style:style>
    <style:style style:name="P6" style:family="paragraph" style:parent-style-name="Standard">
      <style:paragraph-properties>
        <style:tab-stops/>
      </style:paragraph-properties>
      <style:text-properties style:font-name="Century Gothic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entury Gothic1" fo:language="en" fo:country="US"/>
    </style:style>
    <style:style style:name="P8" style:family="paragraph" style:parent-style-name="Standard">
      <style:text-properties style:font-name="Century Gothic1" fo:language="en" fo:country="US" fo:font-weight="bold" style:font-weight-asian="bold"/>
    </style:style>
    <style:style style:name="P9" style:family="paragraph" style:parent-style-name="Standard" style:list-style-name="WW8Num12">
      <style:text-properties style:font-name="Century Gothic1" fo:language="en" fo:country="US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1pt" fo:language="en" fo:country="US" style:font-size-asian="11pt"/>
    </style:style>
    <style:style style:name="P11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Andale Mono"/>
    </style:style>
    <style:style style:name="T2" style:family="text">
      <style:text-properties style:font-name="Andale Mono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font-name="Century Gothic"/>
    </style:style>
    <style:style style:name="T8" style:family="text">
      <style:text-properties style:font-name="Century Gothic" fo:language="en" fo:country="US"/>
    </style:style>
    <style:style style:name="T9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<text:tab/>- Operator<text:line-break/><text:tab/>- Control Flow (if-else, for/while)</text:p>
      <text:p text:style-name="P7"/>
      <text:p text:style-name="P7"/>
      <text:p text:style-name="P8">Objective :</text:p>
      <text:list xml:id="list1980477041" text:style-name="WW8Num12">
        <text:list-item>
          <text:p text:style-name="P9">Memahami Operator</text:p>
        </text:list-item>
        <text:list-item>
          <text:p text:style-name="P9">Memahami Control Flow (if-else, for/while)</text:p>
        </text:list-item>
        <text:list-item>
          <text:p text:style-name="P9">Memakai percabangan yang tepat</text:p>
        </text:list-item>
        <text:list-item>
          <text:p text:style-name="P9">Memakai perulangan yang tepat</text:p>
        </text:list-item>
      </text:list>
      <text:p text:style-name="P10"/>
      <text:p text:style-name="P4">Tugas praktikum :</text:p>
      <text:p text:style-name="P4"/>
      <text:p text:style-name="P5"><text:span text:style-name="T3">Praktikum Soal 1<text:line-break/><text:line-break/><text:tab/></text:span><text:span text:style-name="T4">1. Buatlah file Belajar.java.</text:span></text:p>
      <text:p text:style-name="P6"><text:tab/>2. Edit file Belajar.java dengan sintaks seperti ini :<text:line-break/><text:line-break/><text:tab/><text:span text:style-name="T1">public class Belajar{</text:span></text:p>
      <text:p text:style-name="P6"><text:span text:style-name="T1"><text:tab/><text:tab/>public static void main(String[] args){</text:span></text:p>
      <text:p text:style-name="P6"><text:span text:style-name="T1"><text:tab/><text:tab/><text:tab/>int number1, number2, results;</text:span></text:p>
      <text:p text:style-name="P6"><text:span text:style-name="T1"><text:tab/><text:tab/><text:tab/>boolean number;</text:span></text:p>
      <text:p text:style-name="P6"><text:span text:style-name="T1"><text:tab/><text:tab/><text:tab/>number1 = 20;</text:span></text:p>
      <text:p text:style-name="P6"><text:span text:style-name="T1"><text:tab/><text:tab/><text:tab/>number2 = 10;</text:span></text:p>
      <text:p text:style-name="P6"><text:span text:style-name="T1"></text:span></text:p>
      <text:p text:style-name="P6"><text:span text:style-name="T1"><text:tab/><text:tab/><text:tab/>results = number1 / number2;</text:span></text:p>
      <text:p text:style-name="P6"><text:span text:style-name="T1"><text:tab/><text:tab/><text:tab/><text:tab/>System.out.println(results);</text:span></text:p>
      <text:p text:style-name="P6"><text:span text:style-name="T1"><text:tab/><text:tab/><text:tab/>results = number1 + number2;</text:span></text:p>
      <text:p text:style-name="P6"><text:span text:style-name="T1"><text:tab/><text:tab/><text:tab/><text:tab/>System.out.println(results);</text:span></text:p>
      <text:p text:style-name="P6"><text:span text:style-name="T1"><text:tab/><text:tab/><text:tab/>number = (20 != 10);</text:span></text:p>
      <text:p text:style-name="P6"><text:span text:style-name="T1"><text:tab/><text:tab/><text:tab/><text:tab/>System.out.println(number);</text:span></text:p>
      <text:p text:style-name="P6"><text:span text:style-name="T1"><text:tab/><text:tab/><text:tab/>number = (20 == 10);</text:span></text:p>
      <text:p text:style-name="P6"><text:span text:style-name="T1"><text:tab/><text:tab/><text:tab/><text:tab/>System.out.println(number);</text:span></text:p>
      <text:p text:style-name="P6"><text:span text:style-name="T1"><text:tab/><text:tab/>}</text:span></text:p>
      <text:p text:style-name="P6"><text:span text:style-name="T1"><text:tab/>}<text:line-break/><text:line-break/><text:tab/></text:span>3. Compile file Belajar.java menggunakan java compiler (javac) :<text:line-break/><text:line-break/><text:tab/><text:tab/><text:span text:style-name="T1">$ javac Belajar.java<text:line-break/><text:line-break/><text:tab/></text:span>4. Setelah kompilasi berhasil, running file Belajar.java menggunakan</text:p>
      <text:p text:style-name="P6"><text:tab/> <text:s text:c="3"/>perintah seperti berikut :<text:line-break/><text:tab/><text:line-break/><text:tab/><text:tab/><text:span text:style-name="T2">$ java Belajar </text:span><text:line-break/><text:tab/></text:p>
      <text:p text:style-name="P6"/>
      <text:p text:style-name="P6"/>
      <text:p text:style-name="P6"><text:tab/></text:p>
      <text:p text:style-name="P2"><text:soft-page-break/><text:tab/>5. Setelah proses running berhasil, lihat hasil running, jika berhasil akan</text:p>
      <text:p text:style-name="P6"><text:span text:style-name="T5"><text:tab/> <text:s text:c="3"/>muncul tampilan seperti di bawah ini :<text:line-break/><text:line-break/></text:span><text:span text:style-name="T2"><text:tab/><text:tab/>2</text:span></text:p>
      <text:p text:style-name="P6"><text:span text:style-name="T2"><text:tab/><text:tab/>30</text:span></text:p>
      <text:p text:style-name="P6"><text:span text:style-name="T2"><text:tab/><text:tab/>true</text:span></text:p>
      <text:p text:style-name="P6"><text:span text:style-name="T2"><text:tab/><text:tab/>false <text:line-break/></text:span><text:span text:style-name="T5"><text:line-break/><text:tab/>6. Setelah proses running tampil seperti di atas, beri penjelasan dari sintaks <text:tab/> <text:s text:c="3"/>pada file Belajar.java dengan hasil running file tersebut !<text:line-break/><text:line-break/></text:span></text:p>
      <text:p text:style-name="P6"><text:span text:style-name="T5"><text:tab/><text:tab/></text:span></text:p>
      <text:p text:style-name="P4">Praktikum Soal 2</text:p>
      <text:p text:style-name="P4"/>
      <text:p text:style-name="P4"><text:tab/><text:span text:style-name="T4">1. Buatlah file </text:span><text:span text:style-name="T6">Belajar</text:span><text:span text:style-name="T4">.java.</text:span></text:p>
      <text:p text:style-name="P6"><text:tab/>2. Edit file <text:span text:style-name="T5">Belajar</text:span>.java dengan sintaks seperti ini :<text:line-break/><text:line-break/><text:tab/><text:tab/><text:span text:style-name="T1">public class Belajar{ </text:span></text:p>
      <text:p text:style-name="P11"><text:tab/><text:tab/><text:tab/>public static void main(String args[]){ </text:p>
      <text:p text:style-name="P11"><text:tab/><text:tab/> </text:p>
      <text:p text:style-name="P11"><text:tab/><text:tab/><text:tab/><text:tab/>for (int x = 0; x &lt; 7; x++){ </text:p>
      <text:p text:style-name="P11"><text:tab/><text:tab/><text:tab/> </text:p>
      <text:p text:style-name="P11"><text:tab/><text:tab/><text:tab/><text:tab/><text:tab/>System.out.println("Hello, Worlds we are </text:p>
      <text:p text:style-name="P11"><text:tab/><text:tab/><text:tab/><text:tab/><text:tab/>using loops"); </text:p>
      <text:p text:style-name="P11"><text:tab/><text:tab/><text:tab/><text:tab/>}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Belajar</text:span>.java menggunakan java compiler (javac) :<text:line-break/><text:line-break/><text:tab/><text:tab/><text:span text:style-name="T1">$ javac Belajar.java<text:line-break/><text:line-break/><text:tab/></text:span>4. Setelah kompilasi berhasil, running file <text:span text:style-name="T5">Belajar</text:span>.java menggunakan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 <text:line-break/><text:tab/><text:tab/></text:span><text:span text:style-name="T2">Hello, Worlds we are using loops </text:span>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2"><text:line-break/><text:soft-page-break/><text:tab/>6. Setelah proses running tampil seperti di atas, beri penjelasan dari sintaks <text:tab/> <text:s text:c="3"/>pada file Belajar.java dengan hasil running file tersebut !</text:p>
      <text:p text:style-name="P2"/>
      <text:p text:style-name="P2"/>
      <text:p text:style-name="P2"/>
      <text:p text:style-name="P3">Praktikum Soal 3</text:p>
      <text:p text:style-name="P2"/>
      <text:p text:style-name="P2"><text:tab/>1. Buatlah file Belajar.java.</text:p>
      <text:p text:style-name="P6"><text:tab/>2. Edit file <text:span text:style-name="T5">Belajar</text:span>.java dengan sintaks seperti ini :<text:line-break/><text:line-break/><text:tab/><text:tab/><text:span text:style-name="T1">public class </text:span><text:span text:style-name="T2">Belajar</text:span><text:span text:style-name="T1">{ </text:span></text:p>
      <text:p text:style-name="P11"><text:tab/><text:tab/><text:tab/>public static void main(String args[]){ </text:p>
      <text:p text:style-name="P11"><text:tab/><text:tab/> </text:p>
      <text:p text:style-name="P11"><text:tab/><text:tab/><text:tab/><text:tab/>while(true) { </text:p>
      <text:p text:style-name="P11"><text:tab/><text:tab/><text:tab/><text:tab/><text:tab/>System.out.println("Hello, Worlds we are </text:p>
      <text:p text:style-name="P11"><text:tab/><text:tab/><text:tab/><text:tab/><text:tab/>using loops"); </text:p>
      <text:p text:style-name="P11"><text:tab/><text:tab/><text:tab/><text:tab/>}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Belajar</text:span>.java menggunakan java compiler (javac) :<text:line-break/><text:line-break/><text:tab/><text:tab/><text:span text:style-name="T1">$ javac Belajar.java<text:line-break/><text:line-break/><text:tab/></text:span>4. Setelah kompilasi berhasil, running file <text:span text:style-name="T5">Belajar</text:span>.java menggunakan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text:tab/></text:span><text:span text:style-name="T2">Hello, Worlds we are using loops </text:span>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 </text:p>
      <text:p text:style-name="P12"><text:tab/><text:tab/>Hello, Worlds we are using loops</text:p>
      <text:p text:style-name="P6"><text:span text:style-name="T2"><text:tab/><text:tab/>…..... …..... …. ….. ….... ….... <text:line-break/></text:span><text:span text:style-name="T5"><text:line-break/><text:tab/>6. Setelah proses running tampil seperti di atas, beri penjelasan dari sintaks <text:tab/> <text:s text:c="3"/>pada file Belajar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3"><text:soft-page-break/>Praktikum Soal 4</text:p>
      <text:p text:style-name="P2"/>
      <text:p text:style-name="P2"><text:tab/>1. Buatlah file Belajar.java.</text:p>
      <text:p text:style-name="P6"><text:tab/>2. Edit file <text:span text:style-name="T5">Belajar</text:span>.java dengan sintaks seperti ini :<text:line-break/><text:line-break/><text:tab/><text:tab/><text:span text:style-name="T1">public class </text:span><text:span text:style-name="T2">Belajar</text:span><text:span text:style-name="T1">{ </text:span></text:p>
      <text:p text:style-name="P11"><text:tab/><text:tab/><text:tab/>public static void main(String[] args){ </text:p>
      <text:p text:style-name="P11"><text:tab/><text:tab/> <text:tab/><text:tab/>System.out.println(“Instr 1”);</text:p>
      <text:p text:style-name="P11"><text:tab/><text:tab/><text:tab/><text:tab/>if(3&gt;2){</text:p>
      <text:p text:style-name="P11"><text:tab/><text:tab/><text:tab/><text:tab/><text:tab/>System.out.println(“Instr 2”);</text:p>
      <text:p text:style-name="P11"><text:tab/><text:tab/><text:tab/><text:tab/>}else{</text:p>
      <text:p text:style-name="P11"><text:tab/><text:tab/><text:tab/><text:tab/><text:tab/>System.out.println(“Instr 3”);</text:p>
      <text:p text:style-name="P11"><text:tab/><text:tab/><text:tab/><text:tab/>}</text:p>
      <text:p text:style-name="P11"><text:tab/><text:tab/><text:tab/><text:tab/>System.out.println(“Instr 4”);</text:p>
      <text:p text:style-name="P11"><text:tab/><text:tab/><text:tab/>}</text:p>
      <text:p text:style-name="P11"><text:tab/><text:tab/>}<text:line-break/><text:line-break/><text:tab/><text:span text:style-name="T7">3. Compile file </text:span><text:span text:style-name="T8">Belajar</text:span><text:span text:style-name="T7">.java menggunakan java compiler (javac) :<text:line-break/><text:line-break/><text:tab/><text:tab/></text:span>$ javac <text:span text:style-name="T5">Belajar</text:span>.java<text:line-break/><text:line-break/><text:tab/><text:span text:style-name="T7">4. Setelah kompilasi berhasil, running file </text:span><text:span text:style-name="T8">Belajar</text:span><text:span text:style-name="T7">.java menggunakan</text:span>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/text:span><text:span text:style-name="T2"><text:line-break/><text:tab/><text:tab/>Instr 1</text:span></text:p>
      <text:p text:style-name="P12"><text:tab/><text:tab/>Instr 2<text:line-break/><text:tab/><text:tab/>Instr 4</text:p>
      <text:p text:style-name="P2"><text:line-break/><text:tab/>6. Setelah proses running tampil seperti di atas, beri penjelasan dari sintaks <text:tab/> <text:s text:c="3"/>pada file Belajar.java dengan hasil running file tersebut !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3"><text:soft-page-break/>Praktikum Soal 5</text:p>
      <text:p text:style-name="P3"/>
      <text:p text:style-name="P4"><text:span text:style-name="T5"><text:tab/></text:span><text:span text:style-name="T6">1. Buatlah file Belajar.java.</text:span></text:p>
      <text:p text:style-name="P6"><text:tab/>2. Edit file <text:span text:style-name="T5">Belajar</text:span>.java dengan sintaks seperti ini :<text:line-break/><text:line-break/><text:tab/><text:tab/><text:span text:style-name="T1">public class </text:span><text:span text:style-name="T2">Belajar</text:span><text:span text:style-name="T1">{ </text:span></text:p>
      <text:p text:style-name="P11"><text:tab/><text:tab/><text:tab/>public static void main(String args[]){ </text:p>
      <text:p text:style-name="P11"/>
      <text:p text:style-name="P11"><text:tab/><text:tab/><text:tab/><text:tab/>int test = 5; </text:p>
      <text:p text:style-name="P11"/>
      <text:p text:style-name="P11"><text:tab/><text:tab/><text:tab/><text:tab/>System.out.println(test++); </text:p>
      <text:p text:style-name="P11"><text:tab/><text:tab/><text:tab/><text:tab/>System.out.println(test); </text:p>
      <text:p text:style-name="P11"/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Belajar</text:span>.java menggunakan java compiler (javac) :<text:line-break/><text:line-break/><text:tab/><text:tab/><text:span text:style-name="T1">$ javac </text:span><text:span text:style-name="T2">Belajar</text:span><text:span text:style-name="T1">.java<text:line-break/><text:line-break/><text:tab/></text:span>4. Setelah kompilasi berhasil, running file <text:span text:style-name="T5">Belajar</text:span>.java menggunakan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text:tab/></text:span><text:span text:style-name="T2">5</text:span></text:p>
      <text:p text:style-name="P6"><text:span text:style-name="T2"><text:tab/><text:tab/>6<text:line-break/></text:span><text:span text:style-name="T5"><text:line-break/><text:tab/>6. Setelah proses running tampil seperti di atas, beri penjelasan dari sintaks <text:tab/> <text:s text:c="3"/>pada file Belajar.java dengan hasil running file tersebut !</text:span>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aktikum Soal 6</text:p>
      <text:p text:style-name="P3"/>
      <text:p text:style-name="P4"><text:span text:style-name="T5"><text:tab/></text:span><text:span text:style-name="T6">1. Buatlah file Belajar.java.</text:span></text:p>
      <text:p text:style-name="P6"><text:tab/>2. Edit file <text:span text:style-name="T5">Belajar</text:span>.java dengan sintaks seperti ini :<text:line-break/><text:line-break/><text:tab/><text:tab/><text:span text:style-name="T1">public class </text:span><text:span text:style-name="T2">Belajar</text:span><text:span text:style-name="T1">{ </text:span></text:p>
      <text:p text:style-name="P11"><text:tab/><text:tab/><text:tab/>public static void main(String args[]){ </text:p>
      <text:p text:style-name="P11"><text:tab/><text:tab/><text:tab/><text:tab/>boolean coba1;</text:p>
      <text:p text:style-name="P11"/>
      <text:p text:style-name="P11"><text:tab/><text:tab/><text:tab/><text:tab/>coba1 = (10 == 10); </text:p>
      <text:p text:style-name="P11"><text:tab/><text:tab/><text:tab/><text:tab/><text:tab/>System.out.println(coba1);</text:p>
      <text:p text:style-name="P11"><text:tab/><text:tab/><text:tab/><text:tab/>coba1 = (10 != 10); </text:p>
      <text:p text:style-name="P11"><text:tab/><text:tab/><text:tab/><text:tab/><text:tab/>System.out.println(coba1);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Belajar</text:span>.java menggunakan java compiler (javac) :<text:line-break/><text:line-break/><text:tab/><text:tab/><text:span text:style-name="T1">$ javac </text:span><text:span text:style-name="T2">Belajar</text:span><text:span text:style-name="T1">.java<text:line-break/><text:line-break/><text:tab/></text:span>4. Setelah kompilasi berhasil, running file <text:span text:style-name="T5">Belajar</text:span>.java menggunakan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tab/><text:tab/></text:span></text:p>
      <text:p text:style-name="P6"><text:span text:style-name="T5"><text:tab/><text:tab/></text:span><text:span text:style-name="T2">true</text:span><text:span text:style-name="T5"><text:line-break/><text:tab/><text:tab/></text:span><text:span text:style-name="T2">false<text:line-break/></text:span><text:span text:style-name="T5"><text:line-break/><text:tab/>6. Setelah proses running tampil seperti di atas, beri penjelasan dari sintaks <text:tab/> <text:s text:c="3"/>pada file Belajar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aktikum Soal 7</text:p>
      <text:p text:style-name="P3"/>
      <text:p text:style-name="P4"><text:span text:style-name="T5"><text:tab/></text:span><text:span text:style-name="T6">1. Buatlah file Belajar.java.</text:span></text:p>
      <text:p text:style-name="P6"><text:tab/>2. Edit file <text:span text:style-name="T5">Belajar</text:span>.java dengan sintaks seperti ini :<text:line-break/><text:line-break/><text:tab/><text:tab/><text:span text:style-name="T1">public class </text:span><text:span text:style-name="T2">Belajar</text:span><text:span text:style-name="T1">{ </text:span></text:p>
      <text:p text:style-name="P11"><text:tab/><text:tab/><text:tab/>public static void main(String args[]){ </text:p>
      <text:p text:style-name="P11"><text:tab/><text:tab/><text:tab/><text:tab/>int coba1, coba2, results; </text:p>
      <text:p text:style-name="P11"/>
      <text:p text:style-name="P11"><text:tab/><text:tab/><text:tab/><text:tab/>coba1 = 20; </text:p>
      <text:p text:style-name="P11"><text:tab/><text:tab/><text:tab/><text:tab/>coba2 = 10; </text:p>
      <text:p text:style-name="P11"/>
      <text:p text:style-name="P11"><text:tab/><text:tab/><text:tab/><text:tab/>results = coba1 * coba2; </text:p>
      <text:p text:style-name="P11"><text:tab/><text:tab/><text:tab/><text:tab/>System.out.println(results);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Belajar</text:span>.java menggunakan java compiler (javac) :<text:line-break/><text:line-break/><text:tab/><text:tab/><text:span text:style-name="T1">$ javac </text:span><text:span text:style-name="T2">Belajar</text:span><text:span text:style-name="T1">.java<text:line-break/><text:line-break/><text:tab/></text:span>4. Setelah kompilasi berhasil, running file <text:span text:style-name="T5">Belajar</text:span>.java menggunakan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/text:span><text:span text:style-name="T2"><text:tab/>200<text:line-break/></text:span><text:span text:style-name="T5"><text:line-break/><text:tab/>6. Setelah proses running tampil seperti di atas, beri penjelasan dari sintaks <text:tab/> <text:s text:c="3"/>pada file Belajar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aktikum Soal 8</text:p>
      <text:p text:style-name="P3"/>
      <text:p text:style-name="P4"><text:span text:style-name="T5"><text:tab/></text:span><text:span text:style-name="T6">1. Buatlah file Belajar.java.</text:span></text:p>
      <text:p text:style-name="P6"><text:tab/>2. Edit file <text:span text:style-name="T5">Belajar</text:span>.java dengan sintaks seperti ini :<text:line-break/><text:line-break/><text:tab/><text:tab/><text:span text:style-name="T1">public class </text:span><text:span text:style-name="T2">Belajar</text:span><text:span text:style-name="T1">{ </text:span></text:p>
      <text:p text:style-name="P11"><text:tab/><text:tab/><text:tab/>public static void main(String args[]){ </text:p>
      <text:p text:style-name="P11"><text:tab/><text:tab/><text:tab/><text:tab/>int count = 1; </text:p>
      <text:p text:style-name="P11"><text:tab/><text:tab/><text:tab/><text:tab/>while(count &lt; 5){ </text:p>
      <text:p text:style-name="P11"><text:tab/><text:tab/><text:tab/><text:tab/><text:tab/>System.out.println("Count is equal to " + </text:p>
      <text:p text:style-name="P11"><text:tab/><text:tab/><text:tab/><text:tab/><text:tab/>count); </text:p>
      <text:p text:style-name="P11"><text:tab/><text:tab/><text:tab/><text:tab/><text:tab/>count++; </text:p>
      <text:p text:style-name="P11"><text:tab/><text:tab/><text:tab/><text:tab/>}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Belajar</text:span>.java menggunakan java compiler (javac) :<text:line-break/><text:line-break/><text:tab/><text:tab/><text:span text:style-name="T1">$ javac </text:span><text:span text:style-name="T2">Belajar</text:span><text:span text:style-name="T1">.java<text:line-break/><text:line-break/><text:tab/></text:span>4. Setelah kompilasi berhasil, running file <text:span text:style-name="T5">Belajar</text:span>.java menggunakan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/text:span><text:span text:style-name="T2"><text:tab/>Count is equal to 1 </text:span></text:p>
      <text:p text:style-name="P12"><text:tab/><text:tab/>Count is equal to 2 </text:p>
      <text:p text:style-name="P12"><text:tab/><text:tab/>Count is equal to 3 </text:p>
      <text:p text:style-name="P6"><text:span text:style-name="T2"><text:tab/><text:tab/>Count is equal to 4 <text:line-break/></text:span><text:span text:style-name="T5"><text:line-break/><text:tab/>6. Setelah proses running tampil seperti di atas, beri penjelasan dari sintaks <text:tab/> <text:s text:c="3"/>pada file Belajar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Praktikum Soal 9</text:p>
      <text:p text:style-name="P3"/>
      <text:p text:style-name="P4"><text:span text:style-name="T5"><text:tab/></text:span><text:span text:style-name="T6">1. Buatlah file Belajar.java.</text:span></text:p>
      <text:p text:style-name="P6"><text:tab/>2. Edit file <text:span text:style-name="T5">Belajar</text:span>.java dengan sintaks seperti ini :<text:line-break/><text:line-break/><text:tab/><text:tab/><text:span text:style-name="T1">public class Belajar{ </text:span></text:p>
      <text:p text:style-name="P11"><text:tab/><text:tab/><text:tab/>public static void main(String[] args){ </text:p>
      <text:p text:style-name="P11"><text:tab/><text:tab/><text:tab/><text:tab/>int a=4,b=6; </text:p>
      <text:p text:style-name="P11"><text:tab/><text:tab/><text:tab/><text:tab/>int num=a|b; </text:p>
      <text:p text:style-name="P11"><text:tab/><text:tab/><text:tab/><text:tab/>if(num==4) </text:p>
      <text:p text:style-name="P11"><text:tab/><text:tab/><text:tab/><text:tab/><text:tab/>System.out.println("value is 4"); </text:p>
      <text:p text:style-name="P11"><text:tab/><text:tab/><text:tab/><text:tab/>else if(num==5) </text:p>
      <text:p text:style-name="P11"><text:tab/><text:tab/><text:tab/><text:tab/><text:tab/>System.out.println("value is 5"); </text:p>
      <text:p text:style-name="P11"><text:tab/><text:tab/><text:tab/><text:tab/>else if(num==6) </text:p>
      <text:p text:style-name="P11"><text:tab/><text:tab/><text:tab/><text:tab/><text:tab/>System.out.println("value is 6"); </text:p>
      <text:p text:style-name="P11"><text:tab/><text:tab/><text:tab/><text:tab/>else if(num==7) </text:p>
      <text:p text:style-name="P11"><text:tab/><text:tab/><text:tab/><text:tab/><text:tab/>System.out.println("value is 7");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Belajar</text:span>.java menggunakan java compiler (javac) :<text:line-break/><text:line-break/><text:tab/><text:tab/><text:span text:style-name="T1">$ javac Belajar.java<text:line-break/><text:line-break/><text:tab/></text:span>4. Setelah kompilasi berhasil, running file <text:span text:style-name="T5">Belajar</text:span>.java menggunakan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6"><text:span text:style-name="T5"><text:tab/> <text:s text:c="3"/>muncul tampilan seperti di bawah ini :<text:line-break/><text:line-break/><text:tab/></text:span><text:span text:style-name="T2"><text:tab/>value is 6 <text:line-break/></text:span><text:span text:style-name="T5"><text:line-break/><text:tab/>6. Setelah proses running tampil seperti di atas, beri penjelasan dari sintaks <text:tab/> <text:s text:c="3"/>pada file Belajar.java dengan hasil running file tersebut 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raktikum Soal 10</text:p>
      <text:p text:style-name="P3"/>
      <text:p text:style-name="P4"><text:span text:style-name="T5"><text:tab/></text:span><text:span text:style-name="T6">1. Buatlah file Belajar.java.</text:span></text:p>
      <text:p text:style-name="P6"><text:tab/>2. Edit file <text:span text:style-name="T5">Belajar</text:span>.java dengan sintaks seperti ini :<text:line-break/><text:line-break/><text:tab/><text:tab/><text:span text:style-name="T1">public class Belajar{ </text:span></text:p>
      <text:p text:style-name="P11"><text:tab/><text:tab/><text:tab/>public static void main(String[] args){ </text:p>
      <text:p text:style-name="P11"><text:tab/><text:tab/><text:tab/><text:tab/>int num=11; </text:p>
      <text:p text:style-name="P11"><text:tab/><text:tab/><text:tab/><text:tab/>if(num &gt; 5) </text:p>
      <text:p text:style-name="P11"><text:tab/><text:tab/><text:tab/><text:tab/><text:tab/>System.out.println("Number is Greater Than </text:p>
      <text:p text:style-name="P11"><text:tab/><text:tab/><text:tab/><text:tab/><text:tab/>5"); </text:p>
      <text:p text:style-name="P11"><text:tab/><text:tab/><text:tab/><text:tab/>else </text:p>
      <text:p text:style-name="P11"><text:tab/><text:tab/><text:tab/><text:tab/><text:tab/>System.out.println("Number is less Than 5"); </text:p>
      <text:p text:style-name="P11"><text:tab/><text:tab/><text:tab/>} </text:p>
      <text:p text:style-name="P6"><text:span text:style-name="T1"><text:tab/><text:tab/>}<text:line-break/><text:line-break/><text:tab/></text:span>3. Compile file <text:span text:style-name="T5">Belajar</text:span>.java menggunakan java compiler (javac) :<text:line-break/><text:line-break/><text:tab/><text:tab/><text:span text:style-name="T1">$ javac Belajar.java<text:line-break/><text:line-break/><text:tab/></text:span>4. Setelah kompilasi berhasil, running file <text:span text:style-name="T5">Belajar</text:span>.java menggunakan</text:p>
      <text:p text:style-name="P6"><text:tab/> <text:s text:c="3"/>perintah seperti berikut :<text:line-break/><text:tab/><text:line-break/><text:tab/><text:tab/><text:span text:style-name="T2">$ java Belajar </text:span><text:line-break/><text:tab/><text:tab/></text:p>
      <text:p text:style-name="P2"><text:tab/>5. Setelah proses running berhasil, lihat hasil running, jika berhasil akan</text:p>
      <text:p text:style-name="P2"><text:tab/> <text:s text:c="3"/>muncul tampilan seperti di bawah ini :<text:line-break/><text:line-break/><text:tab/><text:span text:style-name="T1"><text:tab/>Number is Greater Than 5 <text:line-break/></text:span><text:line-break/><text:tab/>6. Setelah proses running tampil seperti di atas, beri penjelasan dari sintaks <text:tab/> <text:s text:c="3"/>pada file Belajar.java dengan hasil running file tersebut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1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03T08:48:37</meta:creation-date>
    <dc:date>2011-10-03T09:16:46</dc:date>
    <dc:creator>izwan </dc:creator>
    <meta:editing-duration>PT00H28M09S</meta:editing-duration>
    <meta:editing-cycles>31</meta:editing-cycles>
    <meta:generator>OpenOffice.org/3.2$Linux OpenOffice.org_project/320m12$Build-9483</meta:generator>
    <meta:document-statistic meta:table-count="0" meta:image-count="0" meta:object-count="0" meta:page-count="10" meta:paragraph-count="188" meta:word-count="1243" meta:character-count="9064"/>
  </office:meta>
</office:document-meta>
</file>